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leObj2" manifest:media-type="application/octet-stream"/>
  <manifest:file-entry manifest:full-path="styles.xml" manifest:media-type="text/xml"/>
  <manifest:file-entry manifest:full-path="OleObj3" manifest:media-type="application/octet-stream"/>
  <manifest:file-entry manifest:full-path="Thumbnails/thumbnail.png" manifest:media-type="image/png"/>
  <manifest:file-entry manifest:full-path="OleObj1" manifest:media-type="application/octet-stream"/>
  <manifest:file-entry manifest:full-path="settings.xml" manifest:media-type="text/xml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margin-left="0.2917in" fo:margin-right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c83cc" officeooo:paragraph-rsid="000c83cc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e3861" officeooo:paragraph-rsid="000e3861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line-height="100%" fo:text-align="start" style:justify-single-word="false"/>
      <style:text-properties officeooo:rsid="000abea3" officeooo:paragraph-rsid="000abea3"/>
    </style:style>
    <style:style style:name="P9" style:family="paragraph" style:parent-style-name="Standard">
      <style:paragraph-properties fo:margin-top="0in" fo:margin-bottom="0.0835in" loext:contextual-spacing="false" fo:line-height="100%" fo:text-align="start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10" style:family="paragraph" style:parent-style-name="Standard">
      <style:paragraph-properties fo:margin-left="0.2917in" fo:margin-right="0in" fo:line-height="100%" fo:text-align="start" style:justify-single-word="false" fo:text-indent="0in" style:auto-text-indent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11" style:family="paragraph" style:parent-style-name="Standard">
      <style:paragraph-properties fo:margin-left="0.2917in" fo:margin-right="0in" fo:line-height="100%" fo:text-align="start" style:justify-single-word="false" fo:text-indent="0in" style:auto-text-indent="false"/>
      <style:text-properties fo:color="#222222" style:font-name="Arial" fo:font-size="11pt" fo:font-weight="normal" fo:background-color="transparent" style:font-name-asian="Arial" style:font-name-complex="Arial"/>
    </style:style>
    <style:style style:name="P12" style:family="paragraph" style:parent-style-name="Standard">
      <style:paragraph-properties fo:margin-left="0.2917in" fo:margin-right="0in" fo:line-height="100%" fo:text-align="start" style:justify-single-word="false" fo:text-indent="0in" style:auto-text-indent="false"/>
      <style:text-properties fo:color="#222222" style:font-name="Arial" fo:font-size="11pt" fo:font-weight="normal" officeooo:rsid="000abea3" officeooo:paragraph-rsid="000abea3" fo:background-color="transparent" style:font-name-asian="Arial" style:font-name-complex="Arial"/>
    </style:style>
    <style:style style:name="P13" style:family="paragraph" style:parent-style-name="Standard">
      <style:paragraph-properties fo:margin-left="0.2917in" fo:margin-right="0in" fo:line-height="100%" fo:text-align="start" style:justify-single-word="false" fo:text-indent="0in" style:auto-text-indent="false"/>
      <style:text-properties fo:color="#24292e" style:font-name="Arial" fo:font-size="11pt" fo:font-weight="normal" fo:background-color="transparent" style:font-name-asian="Arial" style:font-name-complex="Arial"/>
    </style:style>
    <style:style style:name="P14" style:family="paragraph" style:parent-style-name="Standard">
      <style:paragraph-properties fo:margin-left="0.2917in" fo:margin-right="0in" fo:line-height="100%" fo:text-align="start" style:justify-single-word="false" fo:text-indent="0in" style:auto-text-indent="false"/>
      <style:text-properties fo:color="#24292e" style:font-name="Arial" fo:font-size="11pt" fo:font-weight="bold" fo:background-color="transparent" style:font-name-asian="Arial" style:font-name-complex="Arial"/>
    </style:style>
    <style:style style:name="P15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officeooo:paragraph-rsid="000c83cc" fo:background-color="transparent" style:font-name-asian="Calibri1" style:font-name-complex="Calibri1"/>
    </style:style>
    <style:style style:name="P17" style:family="paragraph" style:parent-style-name="Standard">
      <style:paragraph-properties fo:margin-left="0.5in" fo:margin-right="0in" fo:line-height="100%" fo:text-align="start" style:justify-single-word="false" fo:text-indent="0in" style:auto-text-indent="false"/>
      <style:text-properties style:use-window-font-color="true" style:font-name="Calibri1" fo:font-size="11pt" fo:font-weight="normal" officeooo:rsid="000c83cc" officeooo:paragraph-rsid="000c83cc" fo:background-color="transparent" style:font-name-asian="Calibri1" style:font-name-complex="Calibri1"/>
    </style:style>
    <style:style style:name="T1" style:family="text">
      <style:text-properties fo:color="#24292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fo:color="#24292e" style:font-name="Times New Roman" fo:font-size="12pt" fo:font-weight="normal" fo:background-color="#ffff00" loext:char-shading-value="0" style:font-name-asian="Times New Roman" style:font-name-complex="Times New Roman"/>
    </style:style>
    <style:style style:name="T3" style:family="text">
      <style:text-properties fo:color="#24292e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Times New Roman" style:font-name-complex="Times New Roman"/>
    </style:style>
    <style:style style:name="T4" style:family="text">
      <style:text-properties fo:color="#24292e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00" loext:char-shading-value="0" style:font-name-asian="Times New Roman" style:font-name-complex="Times New Roman"/>
    </style:style>
    <style:style style:name="T5" style:family="text">
      <style:text-properties fo:color="#24292e" style:font-name="Arial" fo:font-size="11pt" fo:font-weight="normal" fo:background-color="transparent" loext:char-shading-value="0" style:font-name-asian="Arial" style:font-name-complex="Arial"/>
    </style:style>
    <style:style style:name="T6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7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11pt" fo:font-weight="bold" fo:background-color="transparent" loext:char-shading-value="0" style:font-name-asian="Calibri1" style:font-name-complex="Calibri1"/>
    </style:style>
    <style:style style:name="T9" style:family="text">
      <style:text-properties style:use-window-font-color="true" style:font-name="Arial" fo:font-size="11pt" fo:font-weight="normal" fo:background-color="transparent" loext:char-shading-value="0" style:font-name-asian="Arial" style:font-name-complex="Arial"/>
    </style:style>
    <style:style style:name="T10" style:family="text">
      <style:text-properties fo:color="#222222" style:font-name="Arial" fo:font-size="11pt" fo:font-weight="normal" fo:background-color="transparent" loext:char-shading-value="0" style:font-name-asian="Arial" style:font-name-complex="Arial"/>
    </style:style>
    <style:style style:name="T11" style:family="text">
      <style:text-properties officeooo:rsid="000c83cc"/>
    </style:style>
    <style:style style:name="fr1" style:family="graphic" style:parent-style-name="OLE">
      <style:graphic-properties style:vertical-pos="top" style:vertical-rel="baseline" draw:ole-draw-aspect="1" draw:visible-area-width="1.9685in" draw:visible-area-height="1.9685in"/>
    </style:style>
  </office:automatic-styles>
  <office:body>
    <office:text text:use-soft-page-breaks="true">
      <text:tracked-changes>
        <text:changed-region xml:id="ct105553122234624" text:id="ct105553122234624">
          <text:insertion>
            <office:change-info>
              <dc:creator>Unknown Author</dc:creator>
              <dc:date>2017-06-24T10:01:01</dc:date>
            </office:change-info>
          </text:insertion>
        </text:changed-region>
        <text:changed-region xml:id="ct105553124267040" text:id="ct105553124267040">
          <text:insertion>
            <office:change-info>
              <dc:creator>Unknown Author</dc:creator>
              <dc:date>2017-06-24T10:02:31</dc:date>
            </office:change-info>
          </text:insertion>
        </text:changed-region>
        <text:changed-region xml:id="ct105553124284064" text:id="ct105553124284064">
          <text:insertion>
            <office:change-info>
              <dc:creator>Unknown Author</dc:creator>
              <dc:date>2017-06-24T10:03:02</dc:date>
            </office:change-info>
          </text:insertion>
        </text:changed-region>
        <text:changed-region xml:id="ct106102875994368" text:id="ct106102875994368">
          <text:insertion>
            <office:change-info>
              <dc:creator>Unknown Author</dc:creator>
              <dc:date>2017-06-24T10:04:00</dc:date>
            </office:change-info>
          </text:insertion>
        </text:changed-region>
        <text:changed-region xml:id="ct105553124355744" text:id="ct105553124355744">
          <text:insertion>
            <office:change-info>
              <dc:creator>Unknown Author</dc:creator>
              <dc:date>2017-06-24T10:05:02</dc:date>
            </office:change-info>
          </text:insertion>
        </text:changed-region>
        <text:changed-region xml:id="ct105553124383296" text:id="ct105553124383296">
          <text:insertion>
            <office:change-info>
              <dc:creator>Unknown Author</dc:creator>
              <dc:date>2017-06-24T10:06:48</dc:date>
            </office:change-info>
          </text:insertion>
        </text:changed-region>
        <text:changed-region xml:id="ct105553126359936" text:id="ct105553126359936">
          <text:insertion>
            <office:change-info>
              <dc:creator>Unknown Author</dc:creator>
              <dc:date>2017-06-24T10:07:00</dc:date>
            </office:change-info>
          </text:insertion>
        </text:changed-region>
        <text:changed-region xml:id="ct105553126436992" text:id="ct105553126436992">
          <text:insertion>
            <office:change-info>
              <dc:creator>Unknown Author</dc:creator>
              <dc:date>2017-06-24T10:10:43</dc:date>
            </office:change-info>
          </text:insertion>
        </text:changed-region>
        <text:changed-region xml:id="ct105553126444384" text:id="ct105553126444384">
          <text:insertion>
            <office:change-info>
              <dc:creator>Unknown Author</dc:creator>
              <dc:date>2017-06-24T10:10:53</dc:date>
            </office:change-info>
          </text:insertion>
        </text:changed-region>
        <text:changed-region xml:id="ct106102880080032" text:id="ct106102880080032">
          <text:insertion>
            <office:change-info>
              <dc:creator>Unknown Author</dc:creator>
              <dc:date>2017-06-24T10:11:00</dc:date>
            </office:change-info>
          </text:insertion>
        </text:changed-region>
        <text:changed-region xml:id="ct106102880082720" text:id="ct106102880082720">
          <text:insertion>
            <office:change-info>
              <dc:creator>Unknown Author</dc:creator>
              <dc:date>2017-06-24T10:11:05</dc:date>
            </office:change-info>
          </text:insertion>
        </text:changed-region>
        <text:changed-region xml:id="ct105553126486944" text:id="ct105553126486944">
          <text:insertion>
            <office:change-info>
              <dc:creator>Unknown Author</dc:creator>
              <dc:date>2017-06-24T10:12:15</dc:date>
            </office:change-info>
          </text:insertion>
        </text:changed-region>
        <text:changed-region xml:id="ct105553128541760" text:id="ct105553128541760">
          <text:insertion>
            <office:change-info>
              <dc:creator>Unknown Author</dc:creator>
              <dc:date>2017-06-24T10:16:09</dc:date>
            </office:change-info>
          </text:insertion>
        </text:changed-region>
        <text:changed-region xml:id="ct106102880193376" text:id="ct106102880193376">
          <text:insertion>
            <office:change-info>
              <dc:creator>Unknown Author</dc:creator>
              <dc:date>2017-06-24T10:16:33</dc:date>
            </office:change-info>
          </text:insertion>
        </text:changed-region>
        <text:changed-region xml:id="ct105553128565280" text:id="ct105553128565280">
          <text:insertion>
            <office:change-info>
              <dc:creator>Unknown Author</dc:creator>
              <dc:date>2017-06-24T10:16:44</dc:date>
            </office:change-info>
          </text:insertion>
        </text:changed-region>
        <text:changed-region xml:id="ct106102882173376" text:id="ct106102882173376">
          <text:insertion>
            <office:change-info>
              <dc:creator>Unknown Author</dc:creator>
              <dc:date>2017-06-24T10:17:00</dc:date>
            </office:change-info>
          </text:insertion>
        </text:changed-region>
        <text:changed-region xml:id="ct105553128582752" text:id="ct105553128582752">
          <text:insertion>
            <office:change-info>
              <dc:creator>Unknown Author</dc:creator>
              <dc:date>2017-06-24T10:17:06</dc:date>
            </office:change-info>
          </text:insertion>
        </text:changed-region>
        <text:changed-region xml:id="ct106102882176288" text:id="ct106102882176288">
          <text:insertion>
            <office:change-info>
              <dc:creator>Unknown Author</dc:creator>
              <dc:date>2017-06-24T10:17:12</dc:date>
            </office:change-info>
          </text:insertion>
        </text:changed-region>
        <text:changed-region xml:id="ct106102882182112" text:id="ct106102882182112">
          <text:insertion>
            <office:change-info>
              <dc:creator>Unknown Author</dc:creator>
              <dc:date>2017-06-24T10:17:30</dc:date>
            </office:change-info>
          </text:insertion>
        </text:changed-region>
        <text:changed-region xml:id="ct105553130577312" text:id="ct105553130577312">
          <text:insertion>
            <office:change-info>
              <dc:creator>Unknown Author</dc:creator>
              <dc:date>2017-06-24T10:19:45</dc:date>
            </office:change-info>
          </text:insertion>
        </text:changed-region>
        <text:changed-region xml:id="ct105553130592096" text:id="ct105553130592096">
          <text:insertion>
            <office:change-info>
              <dc:creator>Unknown Author</dc:creator>
              <dc:date>2017-06-24T10:20:36</dc:date>
            </office:change-info>
          </text:insertion>
        </text:changed-region>
        <text:changed-region xml:id="ct106102882247296" text:id="ct106102882247296">
          <text:insertion>
            <office:change-info>
              <dc:creator>Unknown Author</dc:creator>
              <dc:date>2017-06-24T10:22:43</dc:date>
            </office:change-info>
          </text:insertion>
        </text:changed-region>
        <text:changed-region xml:id="ct106102882261184" text:id="ct106102882261184">
          <text:insertion>
            <office:change-info>
              <dc:creator>Unknown Author</dc:creator>
              <dc:date>2017-06-24T10:23:02</dc:date>
            </office:change-info>
          </text:insertion>
        </text:changed-region>
        <text:changed-region xml:id="ct105553132711424" text:id="ct105553132711424">
          <text:insertion>
            <office:change-info>
              <dc:creator>Unknown Author</dc:creator>
              <dc:date>2017-06-24T10:24:2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uitas atividades administrativas importantes de uma universidade são processadas por um escritório de estudante (Student Office). Estudantes podem ter seus </text:span><text:span text:style-name="T2">dados gerenciados</text:span><text:span text:style-name="T1">, que podem ser de </text:span><text:span text:style-name="T3">registro em curso, matricula (Enroll) ou cancelamento (Withdraw) de disciplinas</text:span><text:span text:style-name="T1">. O registro de um estudante envolve também sua </text:span><text:span text:style-name="T3">matrícula</text:span><text:span text:style-name="T1">, isto é, ao se registrar em um curso ele também deve se </text:span><text:span text:style-name="T2">vincular a alguma disciplina</text:span><text:span text:style-name="T1">. </text:span></text:p>
      <text:p text:style-name="P1"><text:span text:style-name="T1">• </text:span><text:span text:style-name="T3">Estudantes recebem certificados </text:span><text:span text:style-name="T1">do empregado do escritório do estudante. Os </text:span><text:span text:style-name="T2">certificados são </text:span><text:span text:style-name="T4">impressos </text:span><text:span text:style-name="T3">por um empregado administrativo (</text:span><text:span text:style-name="T4">AdminEmp</text:span><text:span text:style-name="T1">). Professores (Lecturers) enviam as informações do certificado, que </text:span><text:span text:style-name="T2">descrevem as notas dos alunos</text:span><text:span text:style-name="T1">. O </text:span><text:span text:style-name="T2">sistema de notificação </text:span><text:span text:style-name="T1">então informa automaticamente aos estudantes que um certificado foi gerado. </text:span></text:p>
      <text:p text:style-name="P1"><text:span text:style-name="T1">• Existe uma </text:span><text:span text:style-name="T3">diferenciação entre dois tipos de empregados em um escritório</text:span><text:span text:style-name="T1"> de estudante: a) aqueles que são responsáveis exclusivamente pela administração dos dados dos estudantes (service employee, ou ServEmp), e b) aqueles que executam as tarefas administrativas (administration employee, or AdminEmp). Todos os empregados (ServEmp e AdminEmp) podem </text:span><text:span text:style-name="T2">gerar relatórios de informações </text:span><text:span text:style-name="T1">de estudantes (issue information). Empregados administrativos </text:span><text:span text:style-name="T2">imprimem certificados </text:span><text:span text:style-name="T1">apenas quando os </text:span><text:span text:style-name="T2">estudantes solicitam </text:span><text:span text:style-name="T1">pessoalmente no escritório. </text:span></text:p>
      <text:p text:style-name="P1"><text:span text:style-name="T1">• Empregados administrativos podem também </text:span><text:span text:style-name="T2">criar cursos</text:span><text:span text:style-name="T1"> e </text:span><text:span text:style-name="T2">reservar salas de aula </text:span><text:span text:style-name="T1">(lecture halls). Quando um curso é criado, eles podem também reservar uma sala de aula.</text:span><text:span text:style-name="T6"> </text:span></text:p>
      <text:p text:style-name="P3"/>
      <text:p text:style-name="P9">Documento de Visão:</text:p>
      <text:p text:style-name="P2"><text:span text:style-name="T10">-</text:span><text:span text:style-name="T9">Descrição do Problema: Gerenciar de forma mais eficiente cursoe e solicitacoes de alunos. </text:span></text:p>
      <text:p text:style-name="P10"/>
      <text:p text:style-name="P2"><text:span text:style-name="T10">-</text:span><text:span text:style-name="T9">Descrição do Produto: realizar atividades administrativas de uma universidade com auxilio de um sistema.</text:span></text:p>
      <text:p text:style-name="P10"/>
      <text:p text:style-name="P11">-1 Necessidade: Gerenciar dados dos estudantes</text:p>
      <text:p text:style-name="P11"/>
      <text:p text:style-name="P2"><text:span text:style-name="T10">- 2 Funcionalidades: </text:span><text:span text:style-name="T5">criar cursos e reservar salas de aula </text:span></text:p>
      <text:p text:style-name="P11"/>
      <text:p text:style-name="P2"><text:span text:style-name="T10">- Restrições: Ao matricular um aluno o memso deve </text:span><text:span text:style-name="T5">se registrar em um curso e vincular a alguma disciplina</text:span></text:p>
      <text:p text:style-name="P13"/>
      <text:p text:style-name="P14">Diagrama de Caso De Uso: </text:p>
      <text:p text:style-name="P13"/>
      <text:p text:style-name="P13"/>
      <text:p text:style-name="P2"><text:soft-page-break/><draw:frame draw:style-name="fr1" draw:name="1" text:anchor-type="as-char" svg:width="6in" style:rel-width="scale" svg:height="5.3835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11"><text:change-start text:change-id="ct105553122234624"/></text:p>
      <text:p text:style-name="P12">Os casos de uso deveriam ter um nome que refletisse melhor o seu objetivo, por exemplo “Gerar relatório de informações” não diz muita coisa.<text:change-end text:change-id="ct105553122234624"/><text:change-start text:change-id="ct105553124267040"/></text:p>
      <text:p text:style-name="P12">Alguns relacionamentos não estão corretos, como a extensão de Reservar sala de aula<text:change-end text:change-id="ct105553124267040"/><text:change-start text:change-id="ct105553124284064"/> (não faz sentido poder criar curso a partir da reserva de sala de aula). E sempre que houver extensão, tem que ter extension point e condition. Na verdade, todas as relações de dependências (inclusão e extensão) não estão legais… não pode pensar nisso como u<text:change-end text:change-id="ct105553124284064"/><text:change-start text:change-id="ct106102875994368"/>ma dependência de dados, cada caso de uso é um objetivo específico, independente de ter ou não dados… Por exemplo, para Imprimir Certificado, não precisa manter avaliação… neste caso tu pode gerar o certificado, mas ele ficará em branco… <text:change-end text:change-id="ct106102875994368"/><text:change-start text:change-id="ct105553124355744"/>os dois casos de uso são independentes.</text:p>
      <text:p text:style-name="P12"/>
      <text:p text:style-name="P12">Criar disciplina faz sentido ser concreto… Ali, se fosse verdade, deveria estar com o estereótipo abstract <text:s/>e as notas adequadas na especificação.</text:p>
      <text:p text:style-name="P12"/>
      <text:p text:style-name="P12">Extensão e Inclusão devem ser usados com muita restricão e cautela. Cada caso de uso é um objetivo independente <text:change-end text:change-id="ct105553124355744"/></text:p>
      <text:p text:style-name="P6"/>
      <text:p text:style-name="P1"><text:span text:style-name="T8">Especificacao Do Caso De Uso:<text:line-break/></text:span><text:span text:style-name="T7">Resumo: Criar Disciplina </text:span><text:change-start text:change-id="ct105553124383296"/></text:p>
      <text:p text:style-name="P8"><text:span text:style-name="T7">&gt; Se tu colocou dependências (inclusões/extensões) </text:span><text:change-end text:change-id="ct105553124383296"/><text:change-start text:change-id="ct105553126359936"/><text:span text:style-name="T7">no diagrama, elas devem estar aqui. Inclusão deve estar no fluxo principal e extensão em algum alternativo.</text:span></text:p>
      <text:p text:style-name="P8"><text:change-end text:change-id="ct105553126359936"/><text:span text:style-name="T7"/></text:p>
      <text:p text:style-name="P3">Tipo: Concreto<text:change-start text:change-id="ct105553126436992"/> <text:span text:style-name="T11">&gt;&gt; no diagrama está como abstrato (não está certo)</text:span><text:change-end text:change-id="ct105553126436992"/></text:p>
      <text:p text:style-name="P3">Atores:</text:p>
      <text:p text:style-name="P15">Primário: AdminEmp<text:change-start text:change-id="ct105553126444384"/> <text:span text:style-name="T11">(?)</text:span><text:change-end text:change-id="ct105553126444384"/><text:change-start text:change-id="ct106102880080032"/><text:span text:style-name="T11"> </text:span><text:change-end text:change-id="ct106102880080032"/></text:p>
      <text:p text:style-name="P15"><text:soft-page-break/>Secundário: --</text:p>
      <text:p text:style-name="P3"/>
      <text:p text:style-name="P3">Fluxo Principal de Eventos:<text:change-start text:change-id="ct106102880082720"/></text:p>
      <text:p text:style-name="P4">Sempre escrever sentença completo na voz ativa.</text:p>
      <text:p text:style-name="P4">P1. O AdminEmp solicita criar disciplina (o login não faz parte deste caso de uso, não é o objetivo do ator) – este caso de uso começa qndo o ator tenta atingir algum objetivo.</text:p>
      <text:p text:style-name="P4">P2. O sistema apresenta formulário de criação…. (REGRAS dos campos, validações, restrições, tipos de dados, etc.)</text:p>
      <text:p text:style-name="P4">P3. O AdminEmp preenche e solicita salvar…. E por ai vai… depois o sistema valida e salva….</text:p>
      <text:p text:style-name="P4"/>
      <text:p text:style-name="P4">&gt; Tem que refazer toda a descrição abaixo… não está correta.</text:p>
      <text:p text:style-name="P4"/>
      <text:p text:style-name="P4">Olhe as referências no material e qualquer coisa, entra em contato… </text:p>
      <text:p text:style-name="P4"/>
      <text:p text:style-name="P4"><text:change-end text:change-id="ct106102880082720"/></text:p>
      <text:p text:style-name="P15">P1. Efetuar login no sistema<text:change-start text:change-id="ct105553126486944"/> <text:span text:style-name="T11">&gt; Não faz prte do sistema</text:span><text:change-end text:change-id="ct105553126486944"/></text:p>
      <text:p text:style-name="P15">P2. Validar permissao para acesso a opcao &lt;Cadastrar disciplina&gt;</text:p>
      <text:p text:style-name="P15">P3. Exibir opcao &lt;Cadastrar disciplina&gt;</text:p>
      <text:p text:style-name="P15">P4. Clicar em &lt;Cadastrar disciplina&gt;</text:p>
      <text:p text:style-name="P15">P5. Escolher curso ao qual a nova disciplina pertence</text:p>
      <text:p text:style-name="P15">P6. Informar nome da disciplina</text:p>
      <text:p text:style-name="P15">P7. Informar professor</text:p>
      <text:p text:style-name="P15">P8. Informar carga horaria</text:p>
      <text:p text:style-name="P15">P9. Informar numero maximo de vagas</text:p>
      <text:p text:style-name="P15">P10. Clicar em &lt;Salvar&gt;</text:p>
      <text:p text:style-name="P15">P11. Sistema exibe mensagem de sucesso</text:p>
      <text:p text:style-name="P3"/>
      <text:p text:style-name="P3">Fluxos Alternativos:</text:p>
      <text:p text:style-name="P4"><text:change-start text:change-id="ct105553128541760"/>&gt;&gt; Também tem que refazer com base no material disponibilizado… não está legal como fizeste.<text:change-end text:change-id="ct105553128541760"/></text:p>
      <text:p text:style-name="P3">A1 Nao existe o curso</text:p>
      <text:p text:style-name="P15">A1.1. Efetuar login no sistema</text:p>
      <text:p text:style-name="P15">A1.2. Validar permissao para acesso a opcao &lt;Cadastrar disciplina&gt;</text:p>
      <text:p text:style-name="P15">A1.3. Clicar em &lt;Cadastrar disciplina&gt;</text:p>
      <text:p text:style-name="P15">A1.4. Selecionar o curso ao qual quer vincular a disciplina, nao existindo o curso certo, selecionar a opcao "outro"</text:p>
      <text:p text:style-name="P15">A1.5. Informar nome da disciplina</text:p>
      <text:p text:style-name="P15">A1.6. Informar professor</text:p>
      <text:p text:style-name="P15">A1.7. Informar carga horaria</text:p>
      <text:p text:style-name="P15">A1.8. Informar numero maximo de vagas</text:p>
      <text:p text:style-name="P15">A1.9. Clicar em &lt;Salvar&gt;</text:p>
      <text:p text:style-name="P15">A1.10. Sistema exibe mensagem de sucesso</text:p>
      <text:p text:style-name="P3"/>
      <text:p text:style-name="P3"/>
      <text:p text:style-name="P3">Fluxos de Exceção:</text:p>
      <text:p text:style-name="P3"/>
      <text:p text:style-name="P3">E1. Erro ao <text:s/>criar disciplina</text:p>
      <text:p text:style-name="P15">E1.1 Efetuar login no sistema</text:p>
      <text:p text:style-name="P15">E1.2 Validar permissao para acesso a opcao &lt;Cadastrar disciplina&gt;</text:p>
      <text:p text:style-name="P15">E1.3 Clicar em &lt;Cadastrar disciplina&gt;</text:p>
      <text:p text:style-name="P15">E1.4 Selecionar o curso ao qual quer vincular a disciplina, nao existindo curso nenhum cadastrado (Especificacao 2 - referencia para especificacao do caso de uso Criar curso)</text:p>
      <text:p text:style-name="P15">E1.5 Sistema exibe erro, e retorna a tela inicial </text:p>
      <text:p text:style-name="P3"/>
      <text:p text:style-name="P6">Regras de Negocio</text:p>
      <text:p text:style-name="P15"><text:soft-page-break/>RNG01: Obrigatório informar Curso.<text:change-start text:change-id="ct106102880193376"/></text:p>
      <text:p text:style-name="P17">&gt; Cria uma regra para todos os campos <text:change-end text:change-id="ct106102880193376"/></text:p>
      <text:p text:style-name="P15">RNG02: Obrigatório efetuar login na aplicacao.<text:change-start text:change-id="ct105553128565280"/></text:p>
      <text:p text:style-name="P17">&gt; isso é definido (quem acessa o que – autorização) pelos atores do caso de <text:change-end text:change-id="ct105553128565280"/><text:change-start text:change-id="ct106102882173376"/>uso… qualquer regra é redundante...<text:change-end text:change-id="ct106102882173376"/></text:p>
      <text:p text:style-name="P15">RNG03: Validar permissao de usuario para opcoes especificas, como cadastrar curso.<text:change-start text:change-id="ct105553128582752"/></text:p>
      <text:p text:style-name="P17">&gt; mesma coisa que a de cima<text:change-end text:change-id="ct105553128582752"/></text:p>
      <text:p text:style-name="P15">RNG04: Estudante precisa ter um numero de matricula.<text:change-start text:change-id="ct106102882176288"/></text:p>
      <text:p text:style-name="P17">&gt; como é formado este número? Tem máscara? Que outros dados deve ter um aluno<text:change-end text:change-id="ct106102882176288"/></text:p>
      <text:p text:style-name="P16">RNG05: Sistema deve exibir mensagem ao final de cada opracao.<text:change-start text:change-id="ct106102882182112"/></text:p>
      <text:p text:style-name="P17">&gt; qual mensagem?<text:change-end text:change-id="ct106102882182112"/></text:p>
      <text:p text:style-name="P3"/>
      <text:p text:style-name="P6">Mensagens do Sistema</text:p>
      <text:p text:style-name="P15">MSG01: Disciplina Salva! (Confirmação)</text:p>
      <text:p text:style-name="P15">MSG02: Nenhum curso cadastrado! (Erro)</text:p>
      <text:p text:style-name="P15"/>
      <text:p text:style-name="P6">Diagrama de Atividades Criar disciplina:</text:p>
      <text:p text:style-name="P4"><text:change-start text:change-id="ct105553130577312"/>&gt; é importante refazer com as observações que havia dito ali em cima...<text:change-end text:change-id="ct105553130577312"/></text:p>
      <text:p text:style-name="P1"><text:soft-page-break/><draw:frame draw:style-name="fr1" draw:name="2" text:anchor-type="as-char" svg:width="6in" style:rel-width="scale" svg:height="8.3752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3"/>
      <text:p text:style-name="P5"><text:change-start text:change-id="ct105553130592096"/>O envio e recebimento de sinal representam comunicação ASSINCRONA. Isto é, entre processos diferentes. A comunicação dentro de um diagrama (processo) deve ser feita exclusivamente via ações….</text:p>
      <text:p text:style-name="P5"/>
      <text:p text:style-name="P5">Um datastore tem que compartilhar dados entre várias ações e não apenas passar valor, como modelou aqui… o teu datastore na verdade é apenas um objeto de passagem de dado (recebe e envia).</text:p>
      <text:p text:style-name="P5">Todos os pinos tem que ter objetos associados.</text:p>
      <text:p text:style-name="P5"/>
      <text:p text:style-name="P5">Coloquei também vários comentários na entrega do seu trabalho. Dá uma olhada neles pois eles se <text:soft-page-break/>repetem aqui. Qualquer dúvida, pergunte...</text:p>
      <text:p text:style-name="P5"><text:change-end text:change-id="ct105553130592096"/></text:p>
      <text:p text:style-name="P6">Diagrama de Maquina de estados - Disciplina:</text:p>
      <text:p text:style-name="P1"><draw:frame draw:style-name="fr1" draw:name="3" text:anchor-type="as-char" svg:width="6in" style:rel-width="scale" svg:height="2.5335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5"><text:change-start text:change-id="ct106102882247296"/>O que é este retângulo ao redor das disciplinas? </text:p>
      <text:p text:style-name="P5"/>
      <text:p text:style-name="P5">Estes estados não <text:change-end text:change-id="ct106102882247296"/><text:change-start text:change-id="ct106102882261184"/>estão muito coerentes:</text:p>
      <text:p text:style-name="P5"/>
      <text:p text:style-name="P5">Uma disciplina pode estar ativa ou inativa, inativa pode estar cancelada, finalizada; ativa pode <text:change-end text:change-id="ct106102882261184"/><text:change-start text:change-id="ct105553132711424"/>ser nova ou em curso. Depois poderia fazer as transições de uma para outra….</text:p>
      <text:p text:style-name="P5"/>
      <text:p text:style-name="P5">Seria legal refazer todo o diagrama com estas considerações.<text:change-end text:change-id="ct1055531327114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Calibri" svg:font-family="Calibri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4T10:24:54.725191000</dc:date>
    <meta:editing-duration>PT4M31S</meta:editing-duration>
    <meta:editing-cycles>1</meta:editing-cycles>
    <meta:document-statistic meta:table-count="0" meta:image-count="0" meta:object-count="3" meta:page-count="6" meta:paragraph-count="87" meta:word-count="1078" meta:character-count="6925" meta:non-whitespace-character-count="5913"/>
    <meta:generator>LibreOffice/5.3.0.3$MacOSX_X86_64 LibreOffice_project/7074905676c47b82bbcfbea1aeefc84afe1c50e1</meta:generator>
  </office:meta>
</office:document-meta>
</file>